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99"/>
    <style:style style:name="ce6" style:family="table-cell" style:parent-style-name="Default">
      <style:table-cell-properties fo:background-color="#b2b2b2"/>
      <style:text-properties fo:font-weight="bold" style:font-weight-asian="bold" style:font-weight-complex="bold"/>
    </style:style>
    <style:style style:name="ce7" style:family="table-cell" style:parent-style-name="Default">
      <style:table-cell-properties fo:background-color="#999999"/>
      <style:text-properties fo:font-weight="bold" style:font-weight-asian="bold" style:font-weight-complex="bold"/>
    </style:style>
    <style:style style:name="ce8" style:family="table-cell" style:parent-style-name="Default">
      <style:text-properties fo:color="#000000" style:font-name="Arial" fo:font-size="10pt" fo:language="none" fo:country="none" style:font-name-asian="Segoe UI" style:font-size-asian="10pt" style:language-asian="none" style:country-asian="none" style:font-name-complex="Segoe UI" style:font-size-complex="10pt" style:language-complex="none" style:country-complex="none"/>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b2b2b2"/>
    </style:style>
    <style:style style:name="ce1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6"/>
          <table:table-cell table:style-name="ce6" office:value-type="string">
            <text:p>Items</text:p>
          </table:table-cell>
          <table:table-cell table:style-name="ce6"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Options</text:p>
          </table:table-cell>
          <table:table-cell table:style-name="ce6"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9"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Tutorial</text:p>
          </table:table-cell>
          <table:table-cell table:style-name="ce6" table:number-columns-repeated="1019"/>
          <table:table-cell table:style-name="ce1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9"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1: Farm</text:p>
          </table:table-cell>
          <table:table-cell table:style-name="ce6"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stupid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 First Village</text:p>
          </table:table-cell>
          <table:table-cell table:style-name="ce1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Cutscene</text:p>
          </table:table-cell>
          <table:table-cell table:style-name="ce1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7"/>
          <table:table-cell table:style-name="ce7" office:value-type="string">
            <text:p>Area 3: Forest</text:p>
          </table:table-cell>
          <table:table-cell table:style-name="ce1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dumb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4: Research Lab</text:p>
          </table:table-cell>
          <table:table-cell table:style-name="ce1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Allen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Allen: I am helping--- ahem. That's DOCTOR Allen,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Allen: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Allen: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Allen: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Allen: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Allen: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Allen: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Allen: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Allen: Still not convinced? I will just have to beat some more sense into you! And that's DOCTOR Allen!!!!</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Allen: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Allen: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Allen: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Allen: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Allen: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Allen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Allen: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Allen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stupid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text:p>
          </table:table-cell>
          <table:table-cell table:style-name="ce6"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8"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8"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 Text Messages</text:p>
          </table:table-cell>
          <table:table-cell table:style-name="ce6"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chet.bradson (public): Selling quail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9: Food2 Headquarters</text:p>
          </table:table-cell>
          <table:table-cell table:style-name="ce6" table:number-columns-repeated="1019"/>
          <table:table-cell/>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y, and have a nice day!</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Shops</text:p>
          </table:table-cell>
          <table:table-cell table:style-name="ce6"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Bees</text:p>
          </table:table-cell>
          <table:table-cell table:style-name="ce6"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Recurring</text:p>
          </table:table-cell>
          <table:table-cell table:style-name="ce6"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ctions</text:p>
          </table:table-cell>
          <table:table-cell table:style-name="ce6"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stupid idiot.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5"/>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ttack String</text:p>
          </table:table-cell>
          <table:table-cell table:style-name="ce6" table:number-columns-repeated="1019"/>
          <table:table-cell/>
        </table:table-row>
        <table:table-row table:style-name="ro1">
          <table:table-cell office:value-type="string">
            <text:p>critPrefix</text:p>
          </table:table-cell>
          <table:table-cell table:style-name="ce5"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Attacks</text:p>
          </table:table-cell>
          <table:table-cell table:style-name="ce6"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Names</text:p>
          </table:table-cell>
          <table:table-cell table:style-name="ce6"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Allen</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Dweeb Lord</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Falcon Deliveries</text:p>
          </table:table-cell>
          <table:table-cell table:style-name="ce6"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6">01/06/2018</text:date>, <text:time>14:0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6T14:08:09.32</dc:date>
    <dc:creator>Seab Dinch</dc:creator>
    <meta:editing-duration>P10DT11H24M23S</meta:editing-duration>
    <meta:editing-cycles>503</meta:editing-cycles>
    <meta:document-statistic meta:table-count="1" meta:cell-count="3471" meta:object-count="0"/>
  </office:meta>
</office:document-meta>
</file>